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aving</text:p>
      <text:p text:style-name="Standard"/>
      <text:p text:style-name="Standard">Caving is a special skill needed for worlds such as Earth and Lumius, where cave networks are extensive and resource rich. An unskilled player has the ability to move in a cave at a crouch. Caving is a single level skill, where a player is simply able to squeeze through small spaces. It is not a taught skill, rather becomes available when a player learns both Climbing and Diving. Caving is rather like the Climbing skill, which allows players to navigate vertical shafts, and increases the climbing skills. The Diving skill also increases the Swimming skill, and allows players to explore underwater caves. Through caving players can explore otherwise impenetrable terrain and seek out resources or soft poi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95$Win32 OpenOffice.org_project/680m95$Build-8900</meta:generator>
    <meta:initial-creator>Tim St.Clair</meta:initial-creator>
    <meta:creation-date>2005-04-25T12:01:16</meta:creation-date>
    <dc:creator>Tim St.Clair</dc:creator>
    <dc:date>2005-04-25T12:06:55</dc:date>
    <dc:language>en-AU</dc:language>
    <meta:editing-cycles>2</meta:editing-cycles>
    <meta:editing-duration>PT5M40S</meta:editing-duration>
    <meta:user-defined meta:name="Info 1"/>
    <meta:user-defined meta:name="Info 2"/>
    <meta:user-defined meta:name="Info 3"/>
    <meta:user-defined meta:name="Info 4"/>
    <meta:document-statistic meta:table-count="0" meta:image-count="0" meta:object-count="0" meta:page-count="1" meta:paragraph-count="2" meta:word-count="119" meta:character-count="720"/>
  </office:meta>
</office:document-meta>
</file>